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e13" officeooo:paragraph-rsid="00160e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cpzn dpn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2:13:47.039359149</meta:creation-date>
    <dc:date>2019-04-12T12:13:58.496048296</dc:date>
    <meta:editing-duration>PT12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1.5.2$Linux_X86_64 LibreOffice_project/10$Build-2</meta:generator>
  </office:meta>
</office:document-meta>
</file>